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EventsHolder.getRequiredApplication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pplicationEventsHolder.unregisterApplication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EventsHolder.registerApplicationEventsIfNecessa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icationEventsHolder.getApplication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EventsHolder.ApplicationEvents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pplicationEventsHolder.registerApplication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